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4*"/>
    </style:style>
    <style:style style:name="Table24.B" style:family="table-column">
      <style:table-column-properties style:column-width="1.7965in" style:rel-column-width="20532*"/>
    </style:style>
    <style:style style:name="Table24.C" style:family="table-column">
      <style:table-column-properties style:column-width="3.7639in" style:rel-column-width="43019*"/>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4*"/>
    </style:style>
    <style:style style:name="Table1.B" style:family="table-column">
      <style:table-column-properties style:column-width="2.4924in" style:rel-column-width="28485*"/>
    </style:style>
    <style:style style:name="Table1.C" style:family="table-column">
      <style:table-column-properties style:column-width="3.0681in" style:rel-column-width="35066*"/>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5"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font-name="Optima1" fo:font-size="10pt" style:font-size-asian="10pt" style:font-size-complex="10pt"/>
    </style:style>
    <style:style style:name="P13" style:family="paragraph" style:parent-style-name="Standard">
      <style:text-properties style:text-line-through-style="none"/>
    </style:style>
    <style:style style:name="P14"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5" style:family="paragraph" style:parent-style-name="Subtitle">
      <style:paragraph-properties fo:padding="0.0291in" fo:border-left="none" fo:border-right="none" fo:border-top="none" fo:border-bottom="0.0138in solid #000000" style:join-border="false"/>
      <style:text-properties style:font-name="Optima1"/>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5" style:family="paragraph" style:parent-style-name="Table_20_Contents">
      <style:paragraph-properties fo:margin-left="0.1457in" fo:margin-right="0in" fo:text-indent="0in" style:auto-text-indent="false">
        <style:tab-stops/>
      </style:paragraph-properties>
    </style:style>
    <style:style style:name="P26"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7" style:family="paragraph" style:parent-style-name="Code">
      <style:paragraph-properties fo:margin-left="0.1437in" fo:margin-right="-0.0035in" fo:text-indent="0in" style:auto-text-indent="false">
        <style:tab-stops>
          <style:tab-stop style:position="0.3028in"/>
        </style:tab-stops>
      </style:paragraph-properties>
    </style:style>
    <style:style style:name="P28" style:family="paragraph" style:parent-style-name="Table_20_Contents">
      <style:paragraph-properties fo:margin-left="0.1634in" fo:margin-right="0.0043in" fo:text-indent="0in"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List" style:list-style-name="L14"/>
    <style:style style:name="P42" style:family="paragraph" style:parent-style-name="List" style:list-style-name="L1">
      <style:paragraph-properties fo:margin-left="0.9217in" fo:margin-right="0in" fo:text-indent="0in" style:auto-text-indent="false"/>
    </style:style>
    <style:style style:name="P43" style:family="paragraph" style:parent-style-name="List" style:list-style-name="L11">
      <style:paragraph-properties fo:margin-left="0.9217in" fo:margin-right="0in" fo:text-indent="0in" style:auto-text-indent="false"/>
    </style:style>
    <style:style style:name="P44" style:family="paragraph" style:parent-style-name="List" style:list-style-name="L14">
      <style:paragraph-properties fo:margin-left="0.9217in" fo:margin-right="0in" fo:text-indent="0in" style:auto-text-indent="false"/>
    </style:style>
    <style:style style:name="P45"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Heading_20_2">
      <style:paragraph-properties fo:margin-left="1.1811in" fo:margin-right="0in" fo:text-indent="0in" style:auto-text-indent="false"/>
    </style:style>
    <style:style style:name="P50" style:family="paragraph" style:parent-style-name="Standard" style:master-page-name="Index">
      <style:paragraph-properties style:page-number="auto"/>
    </style:style>
    <style:style style:name="P51" style:family="paragraph" style:parent-style-name="Standard">
      <style:paragraph-properties fo:margin-left="0in" fo:margin-right="0in" fo:text-indent="0in" style:auto-text-indent="false"/>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6"/>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list-style-name="L12">
      <style:paragraph-properties fo:margin-left="0.1634in" fo:margin-right="0.0043in" fo:text-indent="0in" style:auto-text-indent="false"/>
    </style:style>
    <style:style style:name="P67" style:family="paragraph" style:parent-style-name="Table_20_Contents" style:list-style-name="L12">
      <style:paragraph-properties fo:margin-left="0.1634in" fo:margin-right="0.0043in" fo:text-indent="0in" style:auto-text-indent="false">
        <style:tab-stops/>
      </style:paragraph-properties>
    </style:style>
    <style:style style:name="P68" style:family="paragraph" style:parent-style-name="Contents_20_1">
      <style:paragraph-properties>
        <style:tab-stops>
          <style:tab-stop style:position="0in"/>
          <style:tab-stop style:position="1.1811in"/>
        </style:tab-stops>
      </style:paragraph-properties>
    </style:style>
    <style:style style:name="P69" style:family="paragraph" style:parent-style-name="Heading_20_TOC" style:master-page-name="Index">
      <style:paragraph-properties style:page-number="1"/>
    </style:style>
    <style:style style:name="P70" style:family="paragraph" style:parent-style-name="Contents_20_2">
      <style:paragraph-properties>
        <style:tab-stops>
          <style:tab-stop style:position="0in"/>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2" text:anchor-type="paragraph" svg:x="0.6299in" svg:y="0.3701in" svg:width="3.0134in" svg:height="1.652in" draw:z-index="0"><draw:image xlink:href="../sogo.png" xlink:type="simple" xlink:show="embed" xlink:actuate="onLoad"/></draw:frame></text:p>
      <text:p text:style-name="P4"/>
      <text:p text:style-name="P6"/>
      <text:p text:style-name="P6"/>
      <text:p text:style-name="P6"/>
      <text:p text:style-name="P6"/>
      <text:p text:style-name="P14"/>
      <text:p text:style-name="P16">version 1.3.3</text:p>
      <text:p text:style-name="P15">Installation and Configuration Guide</text:p>
      <text:p text:style-name="P6"/>
      <text:p text:style-name="P5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3 – September 2010</text:p>
      <text:p text:style-name="Standard"/>
      <text:p text:style-name="Standard"/>
      <text:p text:style-name="P9"><draw:frame draw:style-name="fr2" draw:name="graphics3" text:anchor-type="as-char" svg:y="0in" svg:width="3.4701in" svg:height="0.7409in" draw:z-index="1"><draw:image xlink:href="../inverse.jpg" xlink:type="simple" xlink:show="embed" xlink:actuate="onLoad"/></draw:frame></text:p>
      <text:p text:style-name="P6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Chapter 1<text:tab/>About this Guide <text:s text:c="2"/><text:tab/>3</text:p>
          <text:p text:style-name="P68">Chapter 2<text:tab/>Introduction <text:s text:c="2"/><text:tab/>4</text:p>
          <text:p text:style-name="P70">Architecture <text:s text:c="2"/><text:tab/>5</text:p>
          <text:p text:style-name="P68">Chapter 3<text:tab/>System Requirements <text:s text:c="2"/><text:tab/>6</text:p>
          <text:p text:style-name="P70">Assumptions <text:s text:c="2"/><text:tab/>6</text:p>
          <text:p text:style-name="P70">Minimum Hardware Requirements <text:s text:c="2"/><text:tab/>7</text:p>
          <text:p text:style-name="P70">Operating System Requirements <text:s text:c="2"/><text:tab/>8</text:p>
          <text:p text:style-name="P68">Chapter 4<text:tab/>Installation <text:s text:c="2"/><text:tab/>9</text:p>
          <text:p text:style-name="P70">Software Downloads <text:s text:c="2"/><text:tab/>9</text:p>
          <text:p text:style-name="P70">Software Installation <text:s text:c="2"/><text:tab/>9</text:p>
          <text:p text:style-name="P68">Chapter 5<text:tab/>Configuration <text:s text:c="2"/><text:tab/>10</text:p>
          <text:p text:style-name="P70">GNUstep Environment Overview <text:s text:c="2"/><text:tab/>10</text:p>
          <text:p text:style-name="P70">Preferences Hierarchy <text:s text:c="2"/><text:tab/>11</text:p>
          <text:p text:style-name="P70">General Preferences <text:s text:c="2"/><text:tab/>12</text:p>
          <text:p text:style-name="P70">Authentication using LDAP <text:s text:c="2"/><text:tab/>16</text:p>
          <text:p text:style-name="P70">LDAP Attributes Indexing <text:s text:c="2"/><text:tab/>18</text:p>
          <text:p text:style-name="P70">Authenticating using C.A.S. <text:s text:c="2"/><text:tab/>19</text:p>
          <text:p text:style-name="P70">Database Configuration <text:s text:c="2"/><text:tab/>20</text:p>
          <text:p text:style-name="P70">Authentication using SQL <text:s text:c="2"/><text:tab/>21</text:p>
          <text:p text:style-name="P70">SMTP Server Configuration <text:s text:c="2"/><text:tab/>22</text:p>
          <text:p text:style-name="P70">IMAP Server Configuration <text:s text:c="2"/><text:tab/>23</text:p>
          <text:p text:style-name="P70">Web Interface Configuration <text:s text:c="2"/><text:tab/>24</text:p>
          <text:p text:style-name="P70">SOGo Configuration Summary <text:s text:c="2"/><text:tab/>27</text:p>
          <text:p text:style-name="P70">Apache Configuration <text:s text:c="2"/><text:tab/>29</text:p>
          <text:p text:style-name="P70">Starting Services <text:s text:c="2"/><text:tab/>30</text:p>
          <text:p text:style-name="P70">EMail reminders <text:s text:c="2"/><text:tab/>30</text:p>
          <text:p text:style-name="P68"><text:soft-page-break/>Chapter 6<text:tab/>Managing User Accounts <text:s text:c="2"/><text:tab/>31</text:p>
          <text:p text:style-name="P70">Creating the SOGo Administrative Account <text:s text:c="2"/><text:tab/>31</text:p>
          <text:p text:style-name="P70">Creating a User Account <text:s text:c="2"/><text:tab/>31</text:p>
          <text:p text:style-name="P68">Chapter 7<text:tab/>Funambol <text:s text:c="2"/><text:tab/>33</text:p>
          <text:p text:style-name="P68">Chapter 8<text:tab/>Using SOGo <text:s text:c="2"/><text:tab/>36</text:p>
          <text:p text:style-name="P70">SOGo Web Interface <text:s text:c="2"/><text:tab/>36</text:p>
          <text:p text:style-name="P70">Mozilla Thunderbird and Lightning <text:s text:c="2"/><text:tab/>36</text:p>
          <text:p text:style-name="P70">Apple iCal 3 and 4 <text:s text:c="2"/><text:tab/>37</text:p>
          <text:p text:style-name="P70">Apple AddressBook (Mac OS X 10.6) <text:s text:c="2"/><text:tab/>37</text:p>
          <text:p text:style-name="P70">Funambol / Mobile Devices <text:s text:c="2"/><text:tab/>38</text:p>
          <text:p text:style-name="P68">Chapter 9<text:tab/>Additional Information <text:s text:c="2"/><text:tab/>39</text:p>
          <text:p text:style-name="P68">Chapter 10<text:tab/>Commercial Support and Contact Information <text:s text:c="2"/><text:tab/>40</text:p>
        </text:index-body>
      </text:table-of-content>
      <text:p text:style-name="Standard"/>
      <text:h text:style-name="P4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3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8"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1584754509" text:style-name="L1">
        <text:list-header>
          <text:p text:style-name="P42">❏<text:tab/>Database server (MySQL, PostgreSQL or Oracle)</text:p>
          <text:p text:style-name="P45">❏<text:tab/>LDAP server (OpenLDAP, Novell eDirectory, Microsoft Active Directory and others) </text:p>
          <text:p text:style-name="P42">❏<text:tab/>SMTP server (Postfix, Sendmail and others)</text:p>
          <text:p text:style-name="P4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06370747"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1877349626" text:style-name="L3">
              <text:list-header>
                <text:p text:style-name="P53">◾ Intel, AMD or PowerPC CPU 3 GHz</text:p>
              </text:list-header>
            </text:list>
            <text:list xml:id="list1214950536"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828670954" text:style-name="L5">
              <text:list-header>
                <text:p text:style-name="P55">◾ Intel, AMD, or PowerPC CPU 1.5 GHz</text:p>
              </text:list-header>
            </text:list>
            <text:list xml:id="list470801161" text:style-name="L6">
              <text:list-header>
                <text:p text:style-name="P56">◾ 1024x768 monitor resolution</text:p>
              </text:list-header>
            </text:list>
            <text:list xml:id="list854885457"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823805447" text:style-name="L8">
              <text:list-header>
                <text:p text:style-name="P58">◾ Apple Mac OS X 10.2 to 10.6</text:p>
              </text:list-header>
            </text:list>
            <text:p text:style-name="Table_20_Contents"/>
            <text:p text:style-name="Table_20_Contents">Linux</text:p>
            <text:list xml:id="list300603598"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92661920"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1092208157" text:continue-numbering="true" text:style-name="L10">
              <text:list-header>
                <text:p text:style-name="P60">Apple iPhone / iPod / iPad using Apple iOS 3.0, 3.1, 4.0 or 4.1</text:p>
              </text:list-header>
            </text:list>
          </table:table-cell>
        </table:table-row>
      </table:table>
      <text:p text:style-name="Standard"/>
      <text:h text:style-name="P48" text:outline-level="2">Operating System Requirements</text:h>
      <text:p text:style-name="Standard">The following 32-bit and 64-bit operating systems are currently supported by SOGo :</text:p>
      <text:list xml:id="list857355177" text:style-name="L11">
        <text:list-header>
          <text:p text:style-name="P43">❏<text:tab/>Red Hat Enterprise Linux (RHEL) 5.x Server</text:p>
          <text:p text:style-name="P43">❏<text:tab/>Community ENTerprise Operating System (CentOS) 5.x</text:p>
          <text:p text:style-name="P43">❏<text:tab/>Debian GNU/Linux (Lenny and Squeeze)</text:p>
          <text:p text:style-name="P43">❏<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0">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0">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0">U</text:p>
          </table:table-cell>
          <table:table-cell table:style-name="Table6.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48" text:outline-level="2">General Preferences</text:h>
      <text:p text:style-name="P13">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3"/>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30200194"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156461797"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387515811" text:style-name="L13">
              <text:list-header>
                <text:p text:style-name="P62">◾ English</text:p>
                <text:p text:style-name="P62">◾ French</text:p>
                <text:p text:style-name="P62">◾ German</text:p>
                <text:p text:style-name="P62"><text:soft-page-break/>◾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883114836" text:continue-list="list1156461797"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7">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7">Parameter used to allow or not your users to share publicly (ie., requiring not authentication) their calendars and address books.</text:p>
            <text:p text:style-name="P37">Possible values are :</text:p>
            <text:list xml:id="list208262242" text:continue-numbering="true" text:style-name="L12">
              <text:list-header>
                <text:p text:style-name="P61">◾ YES – to allow them</text:p>
                <text:p text:style-name="P61">◾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7">Parameter used to allow or not users to change their passwords from SOGo.</text:p>
            <text:p text:style-name="P37">Possible values are :</text:p>
            <text:list xml:id="list969338338" text:continue-numbering="true" text:style-name="L12">
              <text:list-header>
                <text:p text:style-name="P61">◾ YES – to allow them</text:p>
                <text:p text:style-name="P61">◾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BrazilianPortuguese", "Polish", "Russian", Ukrainian", "Swedish" )</text:p>
          </table:table-cell>
        </table:table-row>
      </table:table>
      <text:p text:style-name="Standard"/>
      <text:h text:style-name="P49"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7"/>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0">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 if bindFields is not used. This field must be unique across the entire SOGo domai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ext:soft-page-break/>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2" office:value-type="string">
            <text:p text:style-name="P31"/>
          </table:table-cell>
          <table:table-cell table:style-name="Table26.B22" office:value-type="string">
            <text:p text:style-name="P34">ModulesConstraints (optional)</text:p>
          </table:table-cell>
          <table:table-cell table:style-name="Table26.B2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030324429" text:style-name="L14">
        <text:list-header>
          <text:p text:style-name="P44">❏<text:tab/>givenName</text:p>
          <text:p text:style-name="P44">❏<text:tab/>cn</text:p>
          <text:p text:style-name="P44">❏<text:tab/>mail</text:p>
          <text:p text:style-name="P44">❏<text:tab/>sn</text:p>
          <text:p text:style-name="P41"><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1">D</text:p>
          </table:table-cell>
          <table:table-cell table:style-name="Table24.B2" office:value-type="string">
            <text:p text:style-name="Table_20_Contents">OCSEMailAlarmsFolderURL</text:p>
          </table:table-cell>
          <table:table-cell table:style-name="Table24.B2" office:value-type="string">
            <text:p text:style-name="P51"><text:span text:style-name="T11">Parameter used to set the database URL for email-based alarms (that can be set on events and tasks). This parameter is </text:span><text:soft-page-break/><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1"/>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1962682378" text:continue-list="list969338338"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text:soft-page-break/>can be identical to c_uid </text:p>
                <text:p text:style-name="P66">◾ <text:span text:style-name="T6">c_password</text:span> : password of the user, plain text or md5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text:soft-page-break/>Possible values are :</text:p>
            <text:list xml:id="list1724539098" text:style-name="L15">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318848252" text:style-name="L16">
              <text:list-item>
                <text:p text:style-name="P64">imaps://localhost:993</text:p>
              </text:list-item>
              <text:list-item>
                <text:p text:style-name="P64">imaps://localhost:143/?tls=YES</text:p>
              </text:list-item>
            </text:list>
          </table:table-cell>
        </table:table-row>
        <table:table-row>
          <table:table-cell table:style-name="Table28.A5" office:value-type="string">
            <text:p text:style-name="P31">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5">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3">Parameter used to specify which RFC the IMAP <text:soft-page-break/>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1">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408926533"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1">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983070785"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oft-page-break/><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626983109"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898336766"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oft-page-break/><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D</text:p>
          </table:table-cell>
          <table:table-cell table:style-name="Table1.B2" office:value-type="string">
            <text:p text:style-name="P39">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text:soft-page-break/>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1">S</text:p>
          </table:table-cell>
          <table:table-cell table:style-name="Table1.B2" office:value-type="string">
            <text:p text:style-name="P5">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soft-page-break/><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soft-page-break/><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text:soft-page-break/>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p text:style-name="P22"/>
      <text:h text:style-name="Heading_20_2" text:outline-level="2">EMail reminders</text:h>
      <text:p text:style-name="P12">SOGo allows you to set email-based reminders for events and tasks. To enable this, you must enable the SOGoEnableEMailAlarms preference and set the OCSEMailAlarmsFolderURL preference accordingly.</text:p>
      <text:p text:style-name="P12">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0">*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8">If you only use the SOGo Connector plug in, you can still easily access your data.</text:p>
      <text:p text:style-name="P8"><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Commercial Support and Contact Information</text:chapter><text:tab/><text:page-number text:select-page="current">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53</meta:editing-cycles>
    <meta:editing-duration>PT187H27M46S</meta:editing-duration>
    <dc:date>2010-09-22T10:24:52</dc:date>
    <dc:creator>Francis Lachapelle</dc:creator>
    <meta:document-statistic meta:table-count="11" meta:image-count="4" meta:object-count="0" meta:page-count="42" meta:paragraph-count="932" meta:word-count="7996" meta:character-count="52623"/>
    <meta:user-defined meta:name="Info 1"/>
    <meta:user-defined meta:name="Info 2"/>
    <meta:user-defined meta:name="Info 3"/>
    <meta:user-defined meta:name="Info 4"/>
  </office:meta>
</office:document-meta>
</file>